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MS Gothic" svg:font-family="'MS Gothic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09cm" fo:margin-left="0cm" table:align="left"/>
    </style:style>
    <style:style style:name="Tableau3.A" style:family="table-column">
      <style:table-column-properties style:column-width="8.297cm"/>
    </style:style>
    <style:style style:name="Tableau3.B" style:family="table-column">
      <style:table-column-properties style:column-width="8.71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09cm" fo:margin-left="0cm" table:align="left"/>
    </style:style>
    <style:style style:name="Tableau4.A" style:family="table-column">
      <style:table-column-properties style:column-width="8.297cm"/>
    </style:style>
    <style:style style:name="Tableau4.B" style:family="table-column">
      <style:table-column-properties style:column-width="8.71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bc748" officeooo:paragraph-rsid="001bc748"/>
    </style:style>
    <style:style style:name="P3" style:family="paragraph" style:parent-style-name="Standard">
      <style:text-properties officeooo:rsid="00214682" officeooo:paragraph-rsid="00214682"/>
    </style:style>
    <style:style style:name="P4" style:family="paragraph" style:parent-style-name="Standard">
      <style:text-properties officeooo:rsid="00233c3e" officeooo:paragraph-rsid="0023af75"/>
    </style:style>
    <style:style style:name="P5" style:family="paragraph" style:parent-style-name="Standard">
      <style:text-properties officeooo:rsid="0025e2af" officeooo:paragraph-rsid="0025e2af"/>
    </style:style>
    <style:style style:name="P6" style:family="paragraph" style:parent-style-name="Standard">
      <style:text-properties officeooo:rsid="002a2bb5" officeooo:paragraph-rsid="002a2bb5"/>
    </style:style>
    <style:style style:name="P7" style:family="paragraph" style:parent-style-name="Standard">
      <style:text-properties officeooo:paragraph-rsid="0034bd42"/>
    </style:style>
    <style:style style:name="P8" style:family="paragraph" style:parent-style-name="Standard">
      <style:text-properties officeooo:rsid="0036c89f" officeooo:paragraph-rsid="0036c89f"/>
    </style:style>
    <style:style style:name="P9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6pt" fo:font-weight="bold" officeooo:rsid="0020805d" officeooo:paragraph-rsid="0020805d" style:font-size-asian="16pt" style:font-weight-asian="bold" style:font-size-complex="16pt" style:font-weight-complex="bold"/>
    </style:style>
    <style:style style:name="P10" style:family="paragraph" style:parent-style-name="Standard">
      <loext:graphic-properties draw:fill="solid" draw:fill-color="#000000" draw:opacity="100%"/>
      <style:paragraph-properties fo:background-color="#000000" style:shadow="#808080 0.18cm 0.18cm"/>
      <style:text-properties style:font-name="Courier 10 Pitch" officeooo:rsid="00214682" officeooo:paragraph-rsid="00214682"/>
    </style:style>
    <style:style style:name="P11" style:family="paragraph" style:parent-style-name="Standard">
      <loext:graphic-properties draw:fill="solid" draw:fill-color="#000000" draw:opacity="100%"/>
      <style:paragraph-properties fo:background-color="#000000" style:shadow="#808080 0.18cm 0.18cm"/>
      <style:text-properties style:font-name="Courier 10 Pitch" officeooo:rsid="00214682" officeooo:paragraph-rsid="0025e2af"/>
    </style:style>
    <style:style style:name="P12" style:family="paragraph" style:parent-style-name="Standard">
      <loext:graphic-properties draw:fill="solid" draw:fill-color="#000000" draw:opacity="100%"/>
      <style:paragraph-properties fo:background-color="#000000" style:shadow="#808080 0.18cm 0.18cm"/>
      <style:text-properties style:font-name="Courier 10 Pitch" officeooo:rsid="00214682" officeooo:paragraph-rsid="0043079e"/>
    </style:style>
    <style:style style:name="P13" style:family="paragraph" style:parent-style-name="Standard">
      <loext:graphic-properties draw:fill="solid" draw:fill-color="#000000" draw:opacity="100%"/>
      <style:paragraph-properties fo:background-color="#000000" style:shadow="#808080 0.18cm 0.18cm"/>
      <style:text-properties style:font-name="Courier 10 Pitch" officeooo:rsid="00214682" officeooo:paragraph-rsid="0043531b"/>
    </style:style>
    <style:style style:name="P14" style:family="paragraph" style:parent-style-name="Standard">
      <loext:graphic-properties draw:fill="solid" draw:fill-color="#000000" draw:opacity="100%"/>
      <style:paragraph-properties fo:background-color="#000000" style:shadow="#808080 0.18cm 0.18cm"/>
      <style:text-properties style:font-name="Courier 10 Pitch" officeooo:rsid="00214682" officeooo:paragraph-rsid="0045393c"/>
    </style:style>
    <style:style style:name="P15" style:family="paragraph" style:parent-style-name="Standard">
      <loext:graphic-properties draw:fill="solid" draw:fill-color="#000000" draw:opacity="100%"/>
      <style:paragraph-properties fo:background-color="#000000" style:shadow="#808080 0.18cm 0.18cm"/>
      <style:text-properties style:font-name="Courier 10 Pitch" officeooo:rsid="002c1912" officeooo:paragraph-rsid="002c1912"/>
    </style:style>
    <style:style style:name="P16" style:family="paragraph" style:parent-style-name="Standard">
      <loext:graphic-properties draw:fill="solid" draw:fill-color="#000000" draw:opacity="100%"/>
      <style:paragraph-properties fo:background-color="#000000" style:shadow="#808080 0.18cm 0.18cm"/>
      <style:text-properties style:font-name="Courier 10 Pitch" officeooo:rsid="00214682" officeooo:paragraph-rsid="00214682" fo:background-color="#ffff00"/>
    </style:style>
    <style:style style:name="P17" style:family="paragraph" style:parent-style-name="Standard">
      <loext:graphic-properties draw:fill="solid" draw:fill-color="#000000" draw:opacity="100%"/>
      <style:paragraph-properties fo:background-color="#000000" style:shadow="#808080 0.18cm 0.18cm"/>
      <style:text-properties style:font-name="Courier 10 Pitch" officeooo:rsid="00214682" officeooo:paragraph-rsid="0043531b" fo:background-color="#000000"/>
    </style:style>
    <style:style style:name="P18" style:family="paragraph" style:parent-style-name="Table_20_Contents">
      <style:paragraph-properties fo:text-align="center" style:justify-single-word="false"/>
      <style:text-properties officeooo:rsid="00214682" officeooo:paragraph-rsid="00214682"/>
    </style:style>
    <style:style style:name="P19" style:family="paragraph" style:parent-style-name="Table_20_Contents">
      <style:paragraph-properties fo:text-align="center" style:justify-single-word="false"/>
      <style:text-properties officeooo:rsid="00214682" officeooo:paragraph-rsid="00345bc2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214682" officeooo:paragraph-rsid="00214682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14682" officeooo:paragraph-rsid="00233c3e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14682" officeooo:paragraph-rsid="0023af75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214682" officeooo:paragraph-rsid="0025e2af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23af75" officeooo:paragraph-rsid="0023af7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23af75" officeooo:paragraph-rsid="0025e2af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rsid="00233c3e" officeooo:paragraph-rsid="00233c3e"/>
    </style:style>
    <style:style style:name="P27" style:family="paragraph" style:parent-style-name="Table_20_Contents">
      <style:paragraph-properties fo:text-align="center" style:justify-single-word="false"/>
      <style:text-properties officeooo:rsid="00233c3e" officeooo:paragraph-rsid="0023af75"/>
    </style:style>
    <style:style style:name="P28" style:family="paragraph" style:parent-style-name="Table_20_Contents">
      <style:paragraph-properties fo:text-align="center" style:justify-single-word="false"/>
      <style:text-properties officeooo:rsid="00233c3e" officeooo:paragraph-rsid="0034bd42"/>
    </style:style>
    <style:style style:name="P29" style:family="paragraph" style:parent-style-name="Table_20_Contents">
      <style:paragraph-properties fo:text-align="center" style:justify-single-word="false"/>
      <style:text-properties officeooo:rsid="00233c3e" officeooo:paragraph-rsid="003853ac"/>
    </style:style>
    <style:style style:name="P30" style:family="paragraph" style:parent-style-name="Table_20_Contents">
      <style:paragraph-properties fo:text-align="center" style:justify-single-word="false"/>
      <style:text-properties officeooo:rsid="00233c3e" officeooo:paragraph-rsid="003e5435"/>
    </style:style>
    <style:style style:name="P31" style:family="paragraph" style:parent-style-name="Table_20_Contents">
      <style:paragraph-properties fo:text-align="start" style:justify-single-word="false"/>
      <style:text-properties officeooo:rsid="00233c3e" officeooo:paragraph-rsid="0025e2af"/>
    </style:style>
    <style:style style:name="P32" style:family="paragraph" style:parent-style-name="Table_20_Contents">
      <style:paragraph-properties fo:text-align="center" style:justify-single-word="false"/>
      <style:text-properties officeooo:rsid="0023af75" officeooo:paragraph-rsid="0023af75"/>
    </style:style>
    <style:style style:name="P33" style:family="paragraph" style:parent-style-name="Table_20_Contents">
      <style:paragraph-properties fo:text-align="center" style:justify-single-word="false"/>
      <style:text-properties officeooo:rsid="0023af75" officeooo:paragraph-rsid="0025e2af"/>
    </style:style>
    <style:style style:name="P34" style:family="paragraph" style:parent-style-name="Table_20_Contents">
      <style:paragraph-properties fo:text-align="center" style:justify-single-word="false"/>
      <style:text-properties officeooo:rsid="002512c0" officeooo:paragraph-rsid="002512c0"/>
    </style:style>
    <style:style style:name="P35" style:family="paragraph" style:parent-style-name="Table_20_Contents">
      <style:paragraph-properties fo:text-align="center" style:justify-single-word="false"/>
      <style:text-properties officeooo:rsid="002512c0" officeooo:paragraph-rsid="0037a232"/>
    </style:style>
    <style:style style:name="P36" style:family="paragraph" style:parent-style-name="Table_20_Contents">
      <style:paragraph-properties fo:text-align="center" style:justify-single-word="false"/>
      <style:text-properties officeooo:rsid="002512c0" officeooo:paragraph-rsid="00382929"/>
    </style:style>
    <style:style style:name="P37" style:family="paragraph" style:parent-style-name="Table_20_Contents">
      <style:paragraph-properties fo:text-align="start" style:justify-single-word="false"/>
      <style:text-properties officeooo:rsid="0025e2af" officeooo:paragraph-rsid="0025e2af"/>
    </style:style>
    <style:style style:name="P38" style:family="paragraph" style:parent-style-name="Table_20_Contents">
      <style:paragraph-properties fo:text-align="center" style:justify-single-word="false"/>
      <style:text-properties officeooo:rsid="00345bc2" officeooo:paragraph-rsid="00345bc2"/>
    </style:style>
    <style:style style:name="P39" style:family="paragraph" style:parent-style-name="Standard" style:list-style-name="L1">
      <style:text-properties officeooo:rsid="00214682" officeooo:paragraph-rsid="00214682"/>
    </style:style>
    <style:style style:name="P40" style:family="paragraph" style:parent-style-name="Standard" style:list-style-name="L1">
      <style:text-properties officeooo:rsid="00214682" officeooo:paragraph-rsid="0034bd42"/>
    </style:style>
    <style:style style:name="P41" style:family="paragraph" style:parent-style-name="Standard" style:list-style-name="L2">
      <style:text-properties officeooo:rsid="00214682" officeooo:paragraph-rsid="00214682"/>
    </style:style>
    <style:style style:name="P42" style:family="paragraph" style:parent-style-name="Standard" style:list-style-name="L3">
      <style:text-properties officeooo:rsid="00233c3e" officeooo:paragraph-rsid="00233c3e"/>
    </style:style>
    <style:style style:name="P43" style:family="paragraph" style:parent-style-name="Standard" style:list-style-name="L3">
      <style:text-properties officeooo:rsid="00233c3e" officeooo:paragraph-rsid="0023af75"/>
    </style:style>
    <style:style style:name="P44" style:family="paragraph" style:parent-style-name="Standard" style:list-style-name="L4">
      <style:text-properties officeooo:rsid="00233c3e" officeooo:paragraph-rsid="00233c3e"/>
    </style:style>
    <style:style style:name="P45" style:family="paragraph" style:parent-style-name="Standard" style:list-style-name="L5">
      <style:text-properties officeooo:rsid="0025e2af" officeooo:paragraph-rsid="0025e2af"/>
    </style:style>
    <style:style style:name="P46" style:family="paragraph" style:parent-style-name="Standard" style:list-style-name="L6">
      <style:text-properties officeooo:rsid="0025e2af" officeooo:paragraph-rsid="0025e2af"/>
    </style:style>
    <style:style style:name="P47" style:family="paragraph" style:parent-style-name="Standard" style:list-style-name="L6">
      <style:text-properties officeooo:rsid="0025e2af" officeooo:paragraph-rsid="003a96ed"/>
    </style:style>
    <style:style style:name="P48" style:family="paragraph" style:parent-style-name="Standard" style:list-style-name="L7">
      <style:text-properties officeooo:rsid="0025e2af" officeooo:paragraph-rsid="0025e2af"/>
    </style:style>
    <style:style style:name="P49" style:family="paragraph" style:parent-style-name="Standard" style:list-style-name="L6">
      <style:text-properties officeooo:rsid="002894c4" officeooo:paragraph-rsid="002894c4"/>
    </style:style>
    <style:style style:name="P50" style:family="paragraph" style:parent-style-name="Standard" style:list-style-name="L8">
      <style:text-properties officeooo:rsid="002a2bb5" officeooo:paragraph-rsid="002a2bb5"/>
    </style:style>
    <style:style style:name="P51" style:family="paragraph" style:parent-style-name="Standard" style:list-style-name="L9">
      <style:text-properties officeooo:rsid="002a2bb5" officeooo:paragraph-rsid="002a2bb5"/>
    </style:style>
    <style:style style:name="P52" style:family="paragraph" style:parent-style-name="Standard">
      <style:text-properties officeooo:rsid="002a2bb5" officeooo:paragraph-rsid="002a2bb5"/>
    </style:style>
    <style:style style:name="P53" style:family="paragraph" style:parent-style-name="Standard" style:list-style-name="L1" style:master-page-name="">
      <style:paragraph-properties fo:margin-left="0cm" fo:margin-right="0cm" fo:text-indent="-0.6cm" style:auto-text-indent="false" style:page-number="auto"/>
      <style:text-properties officeooo:rsid="00214682" officeooo:paragraph-rsid="0034bd42"/>
    </style:style>
    <style:style style:name="P54" style:family="paragraph" style:parent-style-name="Standard">
      <loext:graphic-properties draw:fill="solid" draw:fill-color="#000000" draw:opacity="100%"/>
      <style:paragraph-properties fo:background-color="#000000" style:shadow="#808080 0.18cm 0.18cm"/>
      <style:text-properties style:font-name="Courier 10 Pitch" officeooo:rsid="00214682" officeooo:paragraph-rsid="0043531b"/>
    </style:style>
    <style:style style:name="P55" style:family="paragraph" style:parent-style-name="Standard">
      <loext:graphic-properties draw:fill="solid" draw:fill-color="#000000" draw:opacity="100%"/>
      <style:paragraph-properties fo:background-color="#000000" style:shadow="#808080 0.18cm 0.18cm"/>
      <style:text-properties style:font-name="Courier 10 Pitch" officeooo:rsid="00214682" officeooo:paragraph-rsid="00463352"/>
    </style:style>
    <style:style style:name="P56" style:family="paragraph" style:parent-style-name="Standard">
      <loext:graphic-properties draw:fill="solid" draw:fill-color="#000000" draw:opacity="100%"/>
      <style:paragraph-properties fo:background-color="#000000" style:shadow="#808080 0.18cm 0.18cm"/>
      <style:text-properties style:font-name="Courier 10 Pitch" officeooo:rsid="00463352" officeooo:paragraph-rsid="00463352"/>
    </style:style>
    <style:style style:name="P57" style:family="paragraph" style:parent-style-name="Standard">
      <loext:graphic-properties draw:fill="solid" draw:fill-color="#000000" draw:opacity="100%"/>
      <style:paragraph-properties fo:background-color="#000000" style:shadow="#808080 0.18cm 0.18cm"/>
      <style:text-properties style:font-name="Courier 10 Pitch" officeooo:rsid="00463352" officeooo:paragraph-rsid="00468a9e"/>
    </style:style>
    <style:style style:name="P58" style:family="paragraph" style:parent-style-name="Standard">
      <loext:graphic-properties draw:fill="solid" draw:fill-color="#000000" draw:opacity="100%"/>
      <style:paragraph-properties fo:background-color="#000000" style:shadow="#808080 0.18cm 0.18cm"/>
      <style:text-properties style:font-name="Courier 10 Pitch" officeooo:rsid="002c1912" officeooo:paragraph-rsid="00463352"/>
    </style:style>
    <style:style style:name="P59" style:family="paragraph" style:parent-style-name="Standard" style:list-style-name="L6">
      <style:paragraph-properties fo:break-before="page"/>
      <style:text-properties officeooo:rsid="0025e2af" officeooo:paragraph-rsid="0025e2af"/>
    </style:style>
    <style:style style:name="T1" style:family="text">
      <style:text-properties style:text-position="sub 58%"/>
    </style:style>
    <style:style style:name="T2" style:family="text">
      <style:text-properties officeooo:rsid="00233c3e"/>
    </style:style>
    <style:style style:name="T3" style:family="text">
      <style:text-properties officeooo:rsid="0023af75"/>
    </style:style>
    <style:style style:name="T4" style:family="text">
      <style:text-properties officeooo:rsid="0025e2af"/>
    </style:style>
    <style:style style:name="T5" style:family="text">
      <style:text-properties officeooo:rsid="002e65c1"/>
    </style:style>
    <style:style style:name="T6" style:family="text">
      <style:text-properties fo:color="#ff00cc"/>
    </style:style>
    <style:style style:name="T7" style:family="text">
      <style:text-properties officeooo:rsid="00310027"/>
    </style:style>
    <style:style style:name="T8" style:family="text">
      <style:text-properties officeooo:rsid="00214682"/>
    </style:style>
    <style:style style:name="T9" style:family="text">
      <style:text-properties fo:color="#000000" style:text-position="7% 100%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style:text-position="14% 100%" style:font-name="Times New Roman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000000" style:text-position="0% 100%" style:font-name="Times New Roman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style:text-line-through-style="none" style:text-line-through-type="none" style:text-position="0% 100%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position="0% 100%" style:font-name="Times New Roman" fo:font-size="12pt" fo:font-weight="normal" style:font-size-asian="12pt" style:font-weight-asian="normal" style:font-size-complex="12pt" style:font-weight-complex="normal"/>
    </style:style>
    <style:style style:name="T15" style:family="text">
      <style:text-properties officeooo:rsid="0034bd42"/>
    </style:style>
    <style:style style:name="T16" style:family="text">
      <style:text-properties officeooo:rsid="0037a232"/>
    </style:style>
    <style:style style:name="T17" style:family="text">
      <style:text-properties officeooo:rsid="003853ac"/>
    </style:style>
    <style:style style:name="T18" style:family="text">
      <style:text-properties officeooo:rsid="003a96ed"/>
    </style:style>
    <style:style style:name="T19" style:family="text">
      <style:text-properties officeooo:rsid="003c5b1d"/>
    </style:style>
    <style:style style:name="T20" style:family="text">
      <style:text-properties officeooo:rsid="003e5435"/>
    </style:style>
    <style:style style:name="T21" style:family="text">
      <style:text-properties officeooo:rsid="0043079e"/>
    </style:style>
    <style:style style:name="T22" style:family="text">
      <style:text-properties officeooo:rsid="0043531b"/>
    </style:style>
    <style:style style:name="T23" style:family="text">
      <style:text-properties officeooo:rsid="0045393c"/>
    </style:style>
    <style:style style:name="T24" style:family="text">
      <style:text-properties fo:color="#ff0000" officeooo:rsid="0045393c"/>
    </style:style>
    <style:style style:name="T25" style:family="text">
      <style:text-properties officeooo:rsid="00463352"/>
    </style:style>
    <style:style style:name="T26" style:family="text">
      <style:text-properties officeooo:rsid="002c1912"/>
    </style:style>
    <style:style style:name="T27" style:family="text">
      <style:text-properties officeooo:rsid="00468a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édicats et structures conditionnelles</text:p>
      <text:p text:style-name="P2"/>
      <text:p text:style-name="P2"/>
      <text:p text:style-name="P2"/>
      <text:list xml:id="list7401888253813633903" text:style-name="L1">
        <text:list-item>
          <text:p text:style-name="P39">Rappelez les 3 types de structures conditionnelles en algorithmique (pas en C).</text:p>
        </text:list-item>
      </text:list>
      <text:p text:style-name="P7"><text:span text:style-name="T8">Si – Alors – FinSi /Si – Alors – Sinon – FinSi </text:span><text:span text:style-name="T10">/ <text:s/></text:span><text:span text:style-name="T9">bool</text:span><text:span text:style-name="T10">éenne</text:span></text:p>
      <text:p text:style-name="P3"/>
      <text:list xml:id="list83556042276191" text:continue-numbering="true" text:style-name="L1">
        <text:list-item>
          <text:p text:style-name="P40">Rappelez ce qu'est un <text:span text:style-name="T5">prédicat</text:span> et quelles valeurs il peut prendre.</text:p>
          <text:p text:style-name="P53"><text:span text:style-name="T14">u</text:span><text:span text:style-name="T12">ne</text:span><text:span text:style-name="T11"> </text:span><text:span text:style-name="T13">comparaison de deux éléments de même type est très souvent effectuée</text:span></text:p>
        </text:list-item>
      </text:list>
      <text:p text:style-name="P3"/>
      <text:list xml:id="list83554804369576" text:continue-numbering="true" text:style-name="L1">
        <text:list-item>
          <text:p text:style-name="P39">Rappelez ce qu'est un connecteur et donnez les 3 connecteurs utilisables.</text:p>
        </text:list-item>
      </text:list>
      <text:p text:style-name="P8">NON / ET / OU</text:p>
      <text:p text:style-name="P3"/>
      <text:p text:style-name="P3">Soit l'algorithme suivant:</text:p>
      <text:p text:style-name="P10">val <text:span text:style-name="T1">entier</text:span></text:p>
      <text:p text:style-name="P10">Lire : val</text:p>
      <text:p text:style-name="P16">Si (val&gt;=18)</text:p>
      <text:p text:style-name="P10">Alors</text:p>
      <text:p text:style-name="P10"><text:tab/>Ecrire: "majeur"</text:p>
      <text:p text:style-name="P10">Sinon</text:p>
      <text:p text:style-name="P10"><text:tab/>Ecrire: "mineur"</text:p>
      <text:p text:style-name="P10">FinSi</text:p>
      <text:p text:style-name="P3"/>
      <text:list xml:id="list5444095231825531581" text:style-name="L2">
        <text:list-item>
          <text:p text:style-name="P41">Surlignez en jaune le prédicat.</text:p>
        </text:list-item>
        <text:list-item>
          <text:p text:style-name="P41">Complétez le tableau suivant (relativement à l'algorithme fourni <text:span text:style-name="T3">précédemment</text:span>):</text:p>
        </text:list-item>
      </text:list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0">Valeur de val</text:p>
          </table:table-cell>
          <table:table-cell table:style-name="Tableau1.A1" office:value-type="string">
            <text:p text:style-name="P20">Valeur du prédicat</text:p>
          </table:table-cell>
          <table:table-cell table:style-name="Tableau1.C1" office:value-type="string">
            <text:p text:style-name="P20">Affichage</text:p>
          </table:table-cell>
        </table:table-row>
        <table:table-row>
          <table:table-cell table:style-name="Tableau1.A2" office:value-type="string">
            <text:p text:style-name="P18">19</text:p>
          </table:table-cell>
          <table:table-cell table:style-name="Tableau1.A2" office:value-type="string">
            <text:p text:style-name="P18">vrai</text:p>
          </table:table-cell>
          <table:table-cell table:style-name="Tableau1.C2" office:value-type="string">
            <text:p text:style-name="P18">majeur</text:p>
          </table:table-cell>
        </table:table-row>
        <table:table-row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38">Faux</text:p>
          </table:table-cell>
          <table:table-cell table:style-name="Tableau1.C2" office:value-type="string">
            <text:p text:style-name="P38">Mineur</text:p>
          </table:table-cell>
        </table:table-row>
        <table:table-row>
          <table:table-cell table:style-name="Tableau1.A2" office:value-type="string">
            <text:p text:style-name="P18">25</text:p>
          </table:table-cell>
          <table:table-cell table:style-name="Tableau1.A2" office:value-type="string">
            <text:p text:style-name="P19">vrai</text:p>
          </table:table-cell>
          <table:table-cell table:style-name="Tableau1.C2" office:value-type="string">
            <text:p text:style-name="P19">majeur</text:p>
          </table:table-cell>
        </table:table-row>
        <table:table-row>
          <table:table-cell table:style-name="Tableau1.A2" office:value-type="string">
            <text:p text:style-name="P18">18</text:p>
          </table:table-cell>
          <table:table-cell table:style-name="Tableau1.A2" office:value-type="string">
            <text:p text:style-name="P19">vrai</text:p>
          </table:table-cell>
          <table:table-cell table:style-name="Tableau1.C2" office:value-type="string">
            <text:p text:style-name="P19">majeur</text:p>
          </table:table-cell>
        </table:table-row>
      </table:table>
      <text:p text:style-name="P3"/>
      <text:list xml:id="list2727942073378017300" text:style-name="L3">
        <text:list-item>
          <text:p text:style-name="P42">Complétez le tableau suivant:</text:p>
        </text:list-item>
      </text:list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1">Valeur de <text:span text:style-name="T2">note</text:span></text:p>
          </table:table-cell>
          <table:table-cell table:style-name="Tableau2.A1" office:value-type="string">
            <text:p text:style-name="P21"><text:span text:style-name="T2">Expression </text:span>du prédicat</text:p>
          </table:table-cell>
          <table:table-cell table:style-name="Tableau2.C1" office:value-type="string">
            <text:p text:style-name="P21">Affichage <text:span text:style-name="T2">si prédicat vrai</text:span></text:p>
          </table:table-cell>
        </table:table-row>
        <table:table-row>
          <table:table-cell table:style-name="Tableau2.A2" office:value-type="string">
            <text:p text:style-name="P26">Inférieur à 10</text:p>
          </table:table-cell>
          <table:table-cell table:style-name="Tableau2.A2" office:value-type="string">
            <text:p text:style-name="P26">( note &lt; 10 )</text:p>
          </table:table-cell>
          <table:table-cell table:style-name="Tableau2.C2" office:value-type="string">
            <text:p text:style-name="P26">bad</text:p>
          </table:table-cell>
        </table:table-row>
        <table:table-row>
          <table:table-cell table:style-name="Tableau2.A2" office:value-type="string">
            <text:p text:style-name="P26">Supérieur à 12</text:p>
          </table:table-cell>
          <table:table-cell table:style-name="Tableau2.A2" office:value-type="string">
            <text:p text:style-name="P28">( note <text:span text:style-name="T15">&gt;</text:span> 1<text:span text:style-name="T15">2</text:span> )</text:p>
          </table:table-cell>
          <table:table-cell table:style-name="Tableau2.C2" office:value-type="string">
            <text:p text:style-name="P26">good</text:p>
          </table:table-cell>
        </table:table-row>
        <table:table-row>
          <table:table-cell table:style-name="Tableau2.A2" office:value-type="string">
            <text:p text:style-name="P26">Entre 10 et 12</text:p>
          </table:table-cell>
          <table:table-cell table:style-name="Tableau2.A2" office:value-type="string">
            <text:p text:style-name="P28">( note <text:span text:style-name="T15">&gt;=</text:span> 10 )<text:span text:style-name="T15">&amp;&amp;</text:span>( note &lt;<text:span text:style-name="T15">=</text:span> 1<text:span text:style-name="T15">2</text:span> )</text:p>
          </table:table-cell>
          <table:table-cell table:style-name="Tableau2.C2" office:value-type="string">
            <text:p text:style-name="P26">neutre</text:p>
          </table:table-cell>
        </table:table-row>
      </table:table>
      <text:list xml:id="list5691249481697641690" text:style-name="L4">
        <text:list-item>
          <text:p text:style-name="P44">Donnez un algorithme demandant une note à l'utilisateur et répondant aux différentes <text:span text:style-name="T3">exigences</text:span> du tableau ci-dessus.</text:p>
        </text:list-item>
      </text:list>
      <text:p text:style-name="P17"><text:span text:style-name="T22">note</text:span> <text:span text:style-name="T1">entier</text:span></text:p>
      <text:p text:style-name="P17">Lire : <text:span text:style-name="T22">note</text:span></text:p>
      <text:p text:style-name="P17">Si (<text:span text:style-name="T22">note&lt;10</text:span>)</text:p>
      <text:p text:style-name="P17">Alors</text:p>
      <text:p text:style-name="P17"><text:tab/>Ecrire: "<text:span text:style-name="T22">bad</text:span>"</text:p>
      <text:p text:style-name="P17">Sinon</text:p>
      <text:p text:style-name="P17"><text:soft-page-break/><text:tab/><text:span text:style-name="T23">SI</text:span>(<text:span text:style-name="T22">note&gt;12</text:span>)</text:p>
      <text:p text:style-name="P13"><text:tab/>Ecrire: "<text:span text:style-name="T22">good</text:span>"</text:p>
      <text:p text:style-name="P17">Sinon</text:p>
      <text:p text:style-name="P17"><text:tab/><text:span text:style-name="T23">SI( note &gt;= 10 )&amp;&amp;( note &lt;= 12 )</text:span></text:p>
      <text:p text:style-name="P13"><text:tab/>Ecrire: "<text:span text:style-name="T22">good</text:span>"</text:p>
      <text:p text:style-name="P13">Fin</text:p>
      <text:list xml:id="list83556019159195" text:continue-list="list2727942073378017300" text:style-name="L3">
        <text:list-header>
          <text:p text:style-name="P43"/>
          <text:p text:style-name="P43"/>
        </text:list-header>
        <text:list-item>
          <text:p text:style-name="P43">Complétez le tableau suivant: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2"><text:span text:style-name="T2">Expression </text:span>du prédicat</text:p>
          </table:table-cell>
          <table:table-cell table:style-name="Tableau3.B1" office:value-type="string">
            <text:p text:style-name="P24">Expression inverse du prédicat</text:p>
          </table:table-cell>
        </table:table-row>
        <table:table-row>
          <table:table-cell table:style-name="Tableau3.A2" office:value-type="string">
            <text:p text:style-name="P27">( <text:span text:style-name="T3">x</text:span> &lt; 10 )</text:p>
          </table:table-cell>
          <table:table-cell table:style-name="Tableau3.B2" office:value-type="string">
            <text:p text:style-name="P32">(x &gt;= 10 )</text:p>
          </table:table-cell>
        </table:table-row>
        <table:table-row>
          <table:table-cell table:style-name="Tableau3.A2" office:value-type="string">
            <text:p text:style-name="P32">( a &gt; 5 ) ET ( a &lt;10 )</text:p>
          </table:table-cell>
          <table:table-cell table:style-name="Tableau3.B2" office:value-type="string">
            <text:p text:style-name="P32">( a &lt;= 5 ) OU ( a &gt;=10 )</text:p>
          </table:table-cell>
        </table:table-row>
        <table:table-row>
          <table:table-cell table:style-name="Tableau3.A2" office:value-type="string">
            <text:p text:style-name="P32">( z == 8 )</text:p>
          </table:table-cell>
          <table:table-cell table:style-name="Tableau3.B2" office:value-type="string">
            <text:p text:style-name="P32">(z != 8 )</text:p>
          </table:table-cell>
        </table:table-row>
        <table:table-row>
          <table:table-cell table:style-name="Tableau3.A2" office:value-type="string">
            <text:p text:style-name="P34">(a == 5) ET (b ==8)</text:p>
          </table:table-cell>
          <table:table-cell table:style-name="Tableau3.B2" office:value-type="string">
            <text:p text:style-name="P35">(a != 5) <text:span text:style-name="T19">OU</text:span> (b !=8)</text:p>
          </table:table-cell>
        </table:table-row>
        <table:table-row>
          <table:table-cell table:style-name="Tableau3.A2" office:value-type="string">
            <text:p text:style-name="P34">(x &lt; 0) OU (x &gt;10)</text:p>
          </table:table-cell>
          <table:table-cell table:style-name="Tableau3.B2" office:value-type="string">
            <text:p text:style-name="P36">(x <text:span text:style-name="T3">&gt;=</text:span> 0) <text:span text:style-name="T19">ET</text:span> (x <text:span text:style-name="T3">&lt;=</text:span>10)</text:p>
          </table:table-cell>
        </table:table-row>
        <table:table-row>
          <table:table-cell table:style-name="Tableau3.A2" office:value-type="string">
            <text:p text:style-name="P34">( la porte est ouverte)</text:p>
          </table:table-cell>
          <table:table-cell table:style-name="Tableau3.B2" office:value-type="string">
            <text:p text:style-name="P35">( la porte n’est <text:span text:style-name="T16">pas</text:span> ouverte)</text:p>
          </table:table-cell>
        </table:table-row>
        <table:table-row>
          <table:table-cell table:style-name="Tableau3.A2" office:value-type="string">
            <text:p text:style-name="P34">(j'ai compris) ET (c'est simple)</text:p>
          </table:table-cell>
          <table:table-cell table:style-name="Tableau3.B2" office:value-type="string">
            <text:p text:style-name="P35">(j<text:span text:style-name="T16">e n</text:span>'ai compris) <text:span text:style-name="T19">OU</text:span> (c<text:span text:style-name="T16">e n</text:span>'est <text:span text:style-name="T16">pas </text:span>simple)</text:p>
          </table:table-cell>
        </table:table-row>
      </table:table>
      <text:p text:style-name="P4"/>
      <text:list xml:id="list6950800731311605212" text:style-name="L5">
        <text:list-item>
          <text:p text:style-name="P45">Dans les exemples suivant donnez l'expression correspondant au prédicat de l'instruction "sinon".</text:p>
        </text:list-item>
      </text:list>
      <text:p text:style-name="P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3"><text:span text:style-name="T2">Expression </text:span>du prédicat</text:p>
          </table:table-cell>
          <table:table-cell table:style-name="Tableau4.B1" office:value-type="string">
            <text:p text:style-name="P25">Expression du prédicat <text:span text:style-name="T4">correspondant à sinon</text:span></text:p>
          </table:table-cell>
        </table:table-row>
        <table:table-row>
          <table:table-cell table:style-name="Tableau4.A2" office:value-type="string">
            <text:p text:style-name="P31"><text:span text:style-name="T4">si </text:span>( <text:span text:style-name="T3">x</text:span> &lt; 10 )</text:p>
            <text:p text:style-name="P37">alors ...</text:p>
            <text:p text:style-name="P37">sinon...</text:p>
            <text:p text:style-name="P37">finsi</text:p>
          </table:table-cell>
          <table:table-cell table:style-name="Tableau4.B2" office:value-type="string">
            <text:p text:style-name="P33"/>
            <text:p text:style-name="P33"/>
            <text:p text:style-name="P33">(x &gt;= 10 )</text:p>
          </table:table-cell>
        </table:table-row>
        <table:table-row>
          <table:table-cell table:style-name="Tableau4.A2" office:value-type="string">
            <text:p text:style-name="P31"><text:span text:style-name="T4">si </text:span>( <text:span text:style-name="T3">x</text:span> <text:span text:style-name="T4">==</text:span> 10 )</text:p>
            <text:p text:style-name="P37">alors ...</text:p>
            <text:p text:style-name="P37">sinon...</text:p>
            <text:p text:style-name="P37">finsi</text:p>
          </table:table-cell>
          <table:table-cell table:style-name="Tableau4.B2" office:value-type="string">
            <text:p text:style-name="P29"/>
            <text:p text:style-name="P29"/>
            <text:p text:style-name="P29">( <text:span text:style-name="T3">x </text:span>!<text:span text:style-name="T4">=</text:span> 10 )</text:p>
          </table:table-cell>
        </table:table-row>
        <table:table-row>
          <table:table-cell table:style-name="Tableau4.A2" office:value-type="string">
            <text:p text:style-name="P31"><text:span text:style-name="T4">si </text:span>( <text:span text:style-name="T4">age</text:span> <text:span text:style-name="T4">&gt;=18</text:span> ) <text:span text:style-name="T4">ET ( nom == "bernard" )</text:span></text:p>
            <text:p text:style-name="P37">alors ...</text:p>
            <text:p text:style-name="P37">sinon...</text:p>
            <text:p text:style-name="P37">finsi</text:p>
          </table:table-cell>
          <table:table-cell table:style-name="Tableau4.B2" office:value-type="string">
            <text:p text:style-name="P29"/>
            <text:p text:style-name="P29">( <text:span text:style-name="T4">age</text:span> <text:span text:style-name="T17">&lt; 18</text:span> ) <text:span text:style-name="T4">ET ( nom != "bernard" )</text:span></text:p>
          </table:table-cell>
        </table:table-row>
        <table:table-row>
          <table:table-cell table:style-name="Tableau4.A2" office:value-type="string">
            <text:p text:style-name="P31"><text:span text:style-name="T4">si </text:span>( <text:span text:style-name="T4">age</text:span> <text:span text:style-name="T4">&gt;=18</text:span> ) <text:span text:style-name="T4">OU ( nom == "bernard" )</text:span></text:p>
            <text:p text:style-name="P37">alors ...</text:p>
            <text:p text:style-name="P37">sinon...</text:p>
            <text:p text:style-name="P37">finsi</text:p>
          </table:table-cell>
          <table:table-cell table:style-name="Tableau4.B2" office:value-type="string">
            <text:p text:style-name="P30"/>
            <text:p text:style-name="P30">( <text:span text:style-name="T4">age</text:span> <text:span text:style-name="T17">&lt; 18</text:span> ) <text:span text:style-name="T20">OU ( nom != "bernard" )</text:span></text:p>
          </table:table-cell>
        </table:table-row>
      </table:table>
      <text:p text:style-name="P5"/>
      <text:list xml:id="list2461807650295873660" text:style-name="L6">
        <text:list-item>
          <text:p text:style-name="P59">Que donnera l'algorithme suivant si je donne les notes</text:p>
          <text:list>
            <text:list-item>
              <text:p text:style-name="P46">5<text:tab/><text:tab/>→<text:span text:style-name="T18"> →<text:tab/><text:tab/>« bad »</text:span></text:p>
            </text:list-item>
            <text:list-item>
              <text:p text:style-name="P47">12<text:tab/><text:tab/>→<text:span text:style-name="T18"> →<text:tab/><text:tab/>« good »</text:span></text:p>
            </text:list-item>
            <text:list-item>
              <text:p text:style-name="P47">15<text:tab/><text:tab/>→<text:span text:style-name="T18"> →<text:tab/><text:tab/>« good »</text:span></text:p>
            </text:list-item>
            <text:list-item>
              <text:p text:style-name="P47">10<text:tab/><text:tab/>→<text:span text:style-name="T18"> →<text:tab/><text:tab/>« average »</text:span></text:p>
            </text:list-item>
          </text:list>
        </text:list-item>
        <text:list-item>
          <text:p text:style-name="P49">Ecrivez en rouge à coté de chaque "Sinon" l'expression du prédicat correspondant.</text:p>
        </text:list-item>
      </text:list>
      <text:p text:style-name="P11"><text:span text:style-name="T4">note</text:span> <text:span text:style-name="T1">entier</text:span></text:p>
      <text:p text:style-name="P11">Lire : val</text:p>
      <text:p text:style-name="P11">Si (<text:span text:style-name="T4">note&lt;10</text:span>)</text:p>
      <text:p text:style-name="P11">Alors</text:p>
      <text:p text:style-name="P11"><text:tab/>Ecrire: "<text:span text:style-name="T4">bad</text:span>"</text:p>
      <text:p text:style-name="P11">Sinon</text:p>
      <text:p text:style-name="P11"><text:tab/><text:span text:style-name="T4">Si (note &gt;10)</text:span></text:p>
      <text:p text:style-name="P11"><text:tab/><text:span text:style-name="T4">Alors</text:span></text:p>
      <text:p text:style-name="P11"><text:tab/><text:tab/>Ecrire: "<text:span text:style-name="T4">good</text:span>"</text:p>
      <text:p text:style-name="P11"><text:tab/><text:span text:style-name="T4">Sinon </text:span><text:span text:style-name="T24">(note&lt;10)</text:span></text:p>
      <text:p text:style-name="P11"><text:tab/><text:tab/><text:span text:style-name="T4">Si (note==10)</text:span></text:p>
      <text:p text:style-name="P11"><text:tab/><text:tab/><text:span text:style-name="T4">Alors</text:span></text:p>
      <text:p text:style-name="P11"><text:tab/><text:tab/><text:tab/><text:span text:style-name="T4">Ecrire: "average"</text:span></text:p>
      <text:p text:style-name="P14"><text:tab/><text:tab/><text:span text:style-name="T4">Sinon</text:span><text:span text:style-name="T24">(note!=10)</text:span></text:p>
      <text:p text:style-name="P11"><text:tab/><text:tab/><text:tab/><text:span text:style-name="T4">Ecrire: "i don't know"</text:span></text:p>
      <text:p text:style-name="P11"><text:tab/><text:tab/><text:span text:style-name="T4">FinSi</text:span></text:p>
      <text:p text:style-name="P11"><text:tab/><text:span text:style-name="T4">FinSi</text:span></text:p>
      <text:p text:style-name="P11">FinSi</text:p>
      <text:list xml:id="list1146107540500518809" text:style-name="L7">
        <text:list-item>
          <text:p text:style-name="P48">Proposez une version plus "intelligente" de l'algorithme précédent.</text:p>
        </text:list-item>
      </text:list>
      <text:p text:style-name="P12"><text:span text:style-name="T21">note</text:span> <text:span text:style-name="T1">entier</text:span></text:p>
      <text:p text:style-name="P12">Lire : val</text:p>
      <text:p text:style-name="P12">Si (<text:span text:style-name="T4">note&lt;10</text:span>)</text:p>
      <text:p text:style-name="P12">Alors</text:p>
      <text:p text:style-name="P12"><text:tab/>Ecrire: "<text:span text:style-name="T4">bad</text:span>"</text:p>
      <text:p text:style-name="P12">Sinon</text:p>
      <text:p text:style-name="P12"><text:tab/><text:span text:style-name="T4">Si (note &gt;10)</text:span></text:p>
      <text:p text:style-name="P12"><text:tab/><text:span text:style-name="T4">Alors</text:span></text:p>
      <text:p text:style-name="P12"><text:tab/><text:tab/>Ecrire: "<text:span text:style-name="T4">good</text:span>"</text:p>
      <text:p text:style-name="P12"><text:tab/><text:span text:style-name="T4">Sinon</text:span></text:p>
      <text:p text:style-name="P12"><text:tab/><text:tab/><text:span text:style-name="T4">Si (note==10)</text:span></text:p>
      <text:p text:style-name="P12"><text:tab/><text:tab/><text:span text:style-name="T4">Alors</text:span></text:p>
      <text:p text:style-name="P12"><text:tab/><text:tab/><text:tab/><text:span text:style-name="T4">Ecrire: "average"</text:span></text:p>
      <text:p text:style-name="P12"><text:tab/><text:tab/><text:span text:style-name="T4">Sinon</text:span></text:p>
      <text:p text:style-name="P12"><text:tab/><text:tab/><text:tab/><text:span text:style-name="T4">Ecrire: "i don't know"</text:span></text:p>
      <text:p text:style-name="P12"><text:tab/><text:tab/><text:span text:style-name="T4">FinSi</text:span></text:p>
      <text:p text:style-name="P12"><text:tab/><text:span text:style-name="T4">FinSi</text:span></text:p>
      <text:p text:style-name="P12">FinSi</text:p>
      <text:p text:style-name="P6"/>
      <text:p text:style-name="P6"/>
      <text:p text:style-name="P6"/>
      <text:p text:style-name="P6"/>
      <text:p text:style-name="P6"><text:soft-page-break/>On souhaite réaliser une application permettant de faire des opérations mathématique basiques sur 2 nombres.</text:p>
      <text:p text:style-name="P6">L'utilisateur saisie 2 nombres, puis un menu apparaît permettant, en fonction du choix de l'utilisateur, d'afficher le résultat de :</text:p>
      <text:list xml:id="list1711041527682201631" text:style-name="L8">
        <text:list-item>
          <text:p text:style-name="P50">l'addition des deux nombres</text:p>
        </text:list-item>
        <text:list-item>
          <text:p text:style-name="P50">la soustraction des deux nombres</text:p>
        </text:list-item>
        <text:list-item>
          <text:p text:style-name="P50">la multiplication des deux nombres</text:p>
        </text:list-item>
      </text:list>
      <text:p text:style-name="P6">Le visuel sera la suivant <text:span text:style-name="T7">(ce qu'a tapé l'utilisateur est en magenta)</text:span> :</text:p>
      <text:p text:style-name="P15">Donnez le nombre 1 : <text:span text:style-name="T6">7</text:span></text:p>
      <text:p text:style-name="P15">Donnez le nombre 2 : <text:span text:style-name="T6">6</text:span></text:p>
      <text:p text:style-name="P15">1 – Addition</text:p>
      <text:p text:style-name="P15">2 – Soustraction</text:p>
      <text:p text:style-name="P15">3 – Multiplication</text:p>
      <text:p text:style-name="P15">Quel est votre choix ? <text:span text:style-name="T6">1</text:span></text:p>
      <text:p text:style-name="P15">Le résultat est : 13</text:p>
      <text:list xml:id="list1314151146299544947" text:style-name="L9">
        <text:list-item>
          <text:p text:style-name="P51">Donnez l'algorithme permettant de réaliser cette application (vous devrez utilisez la structure conditionnelle "cas parmi" pour gérer le choix du menu).</text:p>
        </text:list-item>
      </text:list>
      <text:p text:style-name="P6"/>
      <text:p text:style-name="P55"><text:span text:style-name="T25">nombre1</text:span> <text:span text:style-name="T1">entier</text:span></text:p>
      <text:p text:style-name="P55"><text:span text:style-name="T25">nombre2</text:span> <text:span text:style-name="T1">entier</text:span></text:p>
      <text:p text:style-name="P56">Choixmenu</text:p>
      <text:p text:style-name="P56">resultat : entier</text:p>
      <text:p text:style-name="P55"/>
      <text:p text:style-name="P56">Ecrire «Saisir le nombre 1»</text:p>
      <text:p text:style-name="P56">Lire nombre1</text:p>
      <text:p text:style-name="P56">Ecrire «Saisir le nombre 2»</text:p>
      <text:p text:style-name="P56">Lire nombre2</text:p>
      <text:p text:style-name="P56">Afficher Choixmenu</text:p>
      <text:p text:style-name="P58">1 – Addition</text:p>
      <text:p text:style-name="P58">2 – Soustraction</text:p>
      <text:p text:style-name="P58">3 – Multiplication</text:p>
      <text:p text:style-name="P56">Ecrire «<text:span text:style-name="T26">Quel est votre choix ?</text:span>»</text:p>
      <text:p text:style-name="P56">Lire Choixmenu</text:p>
      <text:p text:style-name="P56"/>
      <text:p text:style-name="P56">Si (Choixmenu=1)</text:p>
      <text:p text:style-name="P56"><text:s/><text:span text:style-name="T27">resultat=</text:span>nombre1<text:span text:style-name="T27">+nombre2</text:span></text:p>
      <text:p text:style-name="P56"/>
      <text:p text:style-name="P57">Si (Choixmenu=<text:span text:style-name="T27">2</text:span>)</text:p>
      <text:p text:style-name="P57"><text:s/><text:span text:style-name="T27">resultat=</text:span>nombre1-<text:span text:style-name="T27">nombre2</text:span></text:p>
      <text:p text:style-name="P57"/>
      <text:p text:style-name="P57">Si (Choixmenu=<text:span text:style-name="T27">3</text:span>)</text:p>
      <text:p text:style-name="P57"><text:s/><text:span text:style-name="T27">resultat=</text:span>nombre1*<text:span text:style-name="T27">nombre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MS Gothic" svg:font-family="'MS Gothic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fo:line-height="116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16%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16%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16%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16%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16%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16%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line-height="116%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fo:line-height="116%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fo:line-height="116%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16%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odele_25_20presentation_7e_LT_7e_Gliederung_20_1" style:display-name="modele%20presentation~LT~Gliederung 1" style:family="paragraph" style:default-outline-level="">
      <style:paragraph-properties fo:margin-left="0cm" fo:margin-right="0cm" fo:margin-top="0.282cm" fo:margin-bottom="0cm" loext:contextual-spacing="false" fo:line-height="116%" fo:text-align="start" style:justify-single-word="false" fo:orphans="2" fo:widows="2" fo:text-indent="0cm" style:auto-text-indent="false" style:writing-mode="lr-tb">
        <style:tab-stops>
          <style:tab-stop style:position="0.3cm"/>
          <style:tab-stop style:position="1.547cm"/>
          <style:tab-stop style:position="2.796cm"/>
          <style:tab-stop style:position="4.043cm"/>
          <style:tab-stop style:position="5.292cm"/>
          <style:tab-stop style:position="6.539cm"/>
          <style:tab-stop style:position="7.788cm"/>
          <style:tab-stop style:position="9.035cm"/>
          <style:tab-stop style:position="10.283cm"/>
          <style:tab-stop style:position="11.531cm"/>
          <style:tab-stop style:position="12.779cm"/>
          <style:tab-stop style:position="14.026cm"/>
          <style:tab-stop style:position="15.275cm"/>
          <style:tab-stop style:position="16.522cm"/>
          <style:tab-stop style:position="17.771cm"/>
          <style:tab-stop style:position="19.018cm"/>
          <style:tab-stop style:position="20.267cm"/>
          <style:tab-stop style:position="21.514cm"/>
          <style:tab-stop style:position="22.761cm"/>
          <style:tab-stop style:position="24.01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odele_25_20presentation_7e_LT_7e_Gliederung_20_2" style:display-name="modele%20presentation~LT~Gliederung 2" style:family="paragraph" style:parent-style-name="modele_25_20presentation_7e_LT_7e_Gliederung_20_1" style:default-outline-level="">
      <style:paragraph-properties fo:margin-left="0cm" fo:margin-right="0cm" fo:margin-top="0.245cm" fo:margin-bottom="0cm" loext:contextual-spacing="false" fo:line-height="116%" fo:text-align="start" style:justify-single-word="false" fo:text-indent="0cm" style:auto-text-indent="false">
        <style:tab-stops>
          <style:tab-stop style:position="0.436cm"/>
          <style:tab-stop style:position="1.685cm"/>
          <style:tab-stop style:position="2.932cm"/>
          <style:tab-stop style:position="4.18cm"/>
          <style:tab-stop style:position="5.427cm"/>
          <style:tab-stop style:position="6.676cm"/>
          <style:tab-stop style:position="7.923cm"/>
          <style:tab-stop style:position="9.172cm"/>
          <style:tab-stop style:position="10.419cm"/>
          <style:tab-stop style:position="11.668cm"/>
          <style:tab-stop style:position="12.915cm"/>
          <style:tab-stop style:position="14.164cm"/>
          <style:tab-stop style:position="15.411cm"/>
          <style:tab-stop style:position="16.658cm"/>
          <style:tab-stop style:position="17.907cm"/>
          <style:tab-stop style:position="19.156cm"/>
          <style:tab-stop style:position="20.403cm"/>
          <style:tab-stop style:position="21.652cm"/>
          <style:tab-stop style:position="22.899cm"/>
          <style:tab-stop style:position="24.148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modele_25_20presentation_7e_LT_7e_Gliederung_20_3" style:display-name="modele%20presentation~LT~Gliederung 3" style:family="paragraph" style:parent-style-name="modele_25_20presentation_7e_LT_7e_Gliederung_20_2" style:default-outline-level="">
      <style:paragraph-properties fo:margin-left="0cm" fo:margin-right="0cm" fo:margin-top="0.212cm" fo:margin-bottom="0cm" loext:contextual-spacing="false" fo:line-height="116%" fo:text-align="start" style:justify-single-word="false" fo:text-indent="0cm" style:auto-text-indent="false">
        <style:tab-stops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odele_25_20presentation_7e_LT_7e_Gliederung_20_4" style:display-name="modele%20presentation~LT~Gliederung 4" style:family="paragraph" style:parent-style-name="modele_25_20presentation_7e_LT_7e_Gliederung_20_3" style:default-outline-level="">
      <style:paragraph-properties fo:margin-left="0cm" fo:margin-right="0cm" fo:margin-top="0.176cm" fo:margin-bottom="0cm" loext:contextual-spacing="false" fo:line-height="116%" fo:text-align="start" style:justify-single-word="false" fo:text-indent="0cm" style:auto-text-indent="false">
        <style:tab-stops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modele_25_20presentation_7e_LT_7e_Gliederung_20_5" style:display-name="modele%20presentation~LT~Gliederung 5" style:family="paragraph" style:parent-style-name="modele_25_20presentation_7e_LT_7e_Gliederung_20_4" style:default-outline-level="">
      <style:paragraph-properties fo:margin-left="0cm" fo:margin-right="0cm" fo:margin-top="0.176cm" fo:margin-bottom="0cm" loext:contextual-spacing="false" fo:line-height="116%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modele_25_20presentation_7e_LT_7e_Gliederung_20_6" style:display-name="modele%20presentation~LT~Gliederung 6" style:family="paragraph" style:parent-style-name="modele_25_20presentation_7e_LT_7e_Gliederung_20_5" style:default-outline-level="">
      <style:paragraph-properties fo:margin-left="0cm" fo:margin-right="0cm" fo:margin-top="0.176cm" fo:margin-bottom="0cm" loext:contextual-spacing="false" fo:line-height="116%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modele_25_20presentation_7e_LT_7e_Gliederung_20_7" style:display-name="modele%20presentation~LT~Gliederung 7" style:family="paragraph" style:parent-style-name="modele_25_20presentation_7e_LT_7e_Gliederung_20_6" style:default-outline-level="">
      <style:paragraph-properties fo:margin-left="0cm" fo:margin-right="0cm" fo:margin-top="0.176cm" fo:margin-bottom="0cm" loext:contextual-spacing="false" fo:line-height="116%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modele_25_20presentation_7e_LT_7e_Gliederung_20_8" style:display-name="modele%20presentation~LT~Gliederung 8" style:family="paragraph" style:parent-style-name="modele_25_20presentation_7e_LT_7e_Gliederung_20_7" style:default-outline-level="">
      <style:paragraph-properties fo:margin-left="0cm" fo:margin-right="0cm" fo:margin-top="0.176cm" fo:margin-bottom="0cm" loext:contextual-spacing="false" fo:line-height="116%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modele_25_20presentation_7e_LT_7e_Gliederung_20_9" style:display-name="modele%20presentation~LT~Gliederung 9" style:family="paragraph" style:parent-style-name="modele_25_20presentation_7e_LT_7e_Gliederung_20_8" style:default-outline-level="">
      <style:paragraph-properties fo:margin-left="0cm" fo:margin-right="0cm" fo:margin-top="0.176cm" fo:margin-bottom="0cm" loext:contextual-spacing="false" fo:line-height="116%" fo:text-align="start" style:justify-single-word="false" fo:text-indent="0cm" style:auto-text-indent="false">
        <style:tab-stops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modele_25_20presentation_7e_LT_7e_Titel" style:display-name="modele%20presentation~LT~Titel" style:family="paragraph" style:default-outline-level="">
      <style:paragraph-properties fo:margin-left="0cm" fo:margin-right="0cm" fo:margin-top="0cm" fo:margin-bottom="0cm" loext:contextual-spacing="false" fo:line-height="116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44pt" fo:font-style="normal" fo:text-shadow="none" style:text-underline-style="none" fo:font-weight="normal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odele_25_20presentation_7e_LT_7e_Untertitel" style:display-name="modele%20presentation~LT~Untertitel" style:family="paragraph" style:default-outline-level="">
      <style:paragraph-properties fo:margin-left="0cm" fo:margin-right="0cm" fo:margin-top="0.282cm" fo:margin-bottom="0cm" loext:contextual-spacing="false" fo:line-height="116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odele_25_20presentation_7e_LT_7e_Notizen" style:display-name="modele%20presentation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odele_25_20presentation_7e_LT_7e_Hintergrundobjekte" style:display-name="modele%20presentation~LT~Hintergrundobjekte" style:family="paragraph" style:default-outline-level="">
      <style:paragraph-properties fo:margin-left="0cm" fo:margin-right="0cm" fo:margin-top="0cm" fo:margin-bottom="0cm" loext:contextual-spacing="false" fo:line-height="116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name-asian="Tahoma1" style:font-family-asian="Tahoma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modele_25_20presentation_7e_LT_7e_Hintergrund" style:display-name="modele%20presentation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7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53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16%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 Gothic" fo:font-family="'MS 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re_20__28_base_29_" style:display-name="Titre (base)" style:family="paragraph" style:default-outline-level="">
      <style:paragraph-properties fo:margin-left="0cm" fo:margin-right="0cm" fo:margin-top="0.896cm" fo:margin-bottom="0.598cm" loext:contextual-spacing="false" style:line-height-at-least="1.12cm" fo:text-align="start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4pt" fo:font-weight="bold" style:letter-kerning="true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Machine_20_à_20_écrire_20_HTML" style:display-name="Machine à écrire HTML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Police_20_par_20_défaut" style:display-name="Police par défau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4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St69z0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WW8NumSt58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WW8NumSt32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WW8Num3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9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8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WW8Num27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4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3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WW8Num22z4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2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2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WW8Num1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-Marque_20_de_20_commentaire" style:display-name="WW-Marque de commentair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1" style:font-family-complex="'Liberation Sans'" style:font-family-generic-complex="system" style:font-pitch-complex="variable" style:font-size-complex="12pt"/>
    </style:style>
    <style:style style:name="WW-Police_20_par_20_défaut" style:display-name="WW-Police par défau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tal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xposan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Ital._20_gras" style:display-name="Ital. gra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fo:font-weight="bold" style:font-name-asian="Tahoma1" style:font-family-asian="Tahoma" style:font-family-generic-asian="system" style:font-pitch-asian="variable" style:font-size-asian="12pt" style:font-style-asian="italic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WW-Caractère_20_de_20_note_20_de_20_bas_20_de_20_page" style:display-name="WW-Caractère de note de bas de p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WW-Caractère_20_de_20_note_20_de_20_fin" style:display-name="WW-Caractère de note de fi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érotation_20_de_20_lignes" style:display-name="Numérotation de ligne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9pt" style:font-name-asian="Tahoma1" style:font-family-asian="Tahoma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Caractères_20_de_20_note_20_de_20_fin" style:display-name="Caractères de note de fi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Tahoma1" style:font-family-asian="Tahoma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éro_20_de_20_page" style:display-name="Numéro de p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égende" style:family="paragraph" style:default-outline-level="">
      <style:paragraph-properties fo:margin-left="2.24cm" fo:margin-right="0cm" fo:margin-top="0cm" fo:margin-bottom="0cm" loext:contextual-spacing="false" fo:text-align="start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9pt" style:font-name-asian="Tahoma1" style:font-family-asian="Tahoma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Langage" style:family="paragraph" style:default-outline-level="">
      <style:paragraph-properties fo:margin-left="5.292cm" fo:margin-right="0cm" fo:margin-top="0cm" fo:margin-bottom="0cm" loext:contextual-spacing="false" style:line-height-at-least="0.547cm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fo:font-style="italic" style:font-name-asian="Tahoma1" style:font-family-asian="Tahoma" style:font-family-generic-asian="system" style:font-pitch-asian="variable" style:font-size-asian="10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Bloc_20_de_20_citation" style:display-name="Bloc de citation" style:family="paragraph" style:default-outline-level="">
      <style:paragraph-properties fo:margin-left="2.24cm" fo:margin-right="2.24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fo:font-style="italic" style:font-name-asian="Tahoma1" style:font-family-asian="Tahoma" style:font-family-generic-asian="system" style:font-pitch-asian="variable" style:font-size-asian="10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Question" style:family="paragraph" style:default-outline-level="">
      <style:paragraph-properties fo:margin-left="2.24cm" fo:margin-right="0cm" fo:margin-top="0cm" fo:margin-bottom="0.374cm" loext:contextual-spacing="false" fo:text-align="start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0pt" fo:font-style="italic" style:font-name-asian="Tahoma1" style:font-family-asian="Tahoma" style:font-family-generic-asian="system" style:font-pitch-asian="variable" style:font-size-asian="10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Sous-titre_20__28_Page_20_de_20_garde_29_" style:display-name="Sous-titre (Page de garde)" style:family="paragraph" style:default-outline-level="">
      <style:paragraph-properties fo:margin-left="0cm" fo:margin-right="0cm" fo:margin-top="0cm" fo:margin-bottom="0cm" loext:contextual-spacing="false" style:line-height-at-least="2.415cm" fo:text-align="center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8pt" fo:letter-spacing="0.053cm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re_20__28_Page_20_de_20_garde_29_" style:display-name="Titre (Page de garde)" style:family="paragraph" style:default-outline-level="">
      <style:paragraph-properties fo:margin-left="0cm" fo:margin-right="0cm" fo:margin-top="0cm" fo:margin-bottom="0.746cm" loext:contextual-spacing="false" style:line-height-at-least="3.951cm" fo:text-align="center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32pt" fo:letter-spacing="0.115cm" style:letter-kerning="true" style:font-name-asian="Tahoma1" style:font-family-asian="Tahoma" style:font-family-generic-asian="system" style:font-pitch-asian="variable" style:font-size-asian="32pt" style:font-name-complex="Liberation Sans1" style:font-family-complex="'Liberation Sans'" style:font-family-generic-complex="system" style:font-pitch-complex="variable" style:font-size-complex="12pt"/>
    </style:style>
    <style:style style:name="Titre_20_Base" style:display-name="Titre Bas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letter-kerning="true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remarque" style:family="paragraph" style:default-outline-level="">
      <style:paragraph-properties fo:margin-left="2.24cm" fo:margin-right="1.764cm" fo:margin-top="0cm" fo:margin-bottom="0cm" loext:contextual-spacing="false" fo:text-align="start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source" style:family="paragraph" style:default-outline-level="">
      <style:paragraph-properties fo:margin-left="2.24cm" fo:margin-right="1.764cm" fo:margin-top="0cm" fo:margin-bottom="0cm" loext:contextual-spacing="false" fo:text-align="start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question" style:family="paragraph" style:default-outline-level="">
      <style:paragraph-properties fo:margin-left="2.24cm" fo:margin-right="0cm" fo:margin-top="0cm" fo:margin-bottom="0.374cm" loext:contextual-spacing="false" fo:text-align="start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2pt" fo:font-style="italic" fo:font-weight="bold" style:font-name-asian="Tahoma1" style:font-family-asian="Tahoma" style:font-family-generic-asian="system" style:font-pitch-asian="variable" style:font-size-asian="12pt" style:font-style-asian="italic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WW-Explorateur_20_de_20_document" style:display-name="WW-Explorateur de document" style:family="paragraph" style:default-outline-level="">
      <style:paragraph-properties fo:margin-left="2.24cm" fo:margin-right="0cm" fo:margin-top="0cm" fo:margin-bottom="0.374cm" loext:contextual-spacing="false" fo:text-align="start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mode_20_c" style:display-name="mode c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2.207cm" style:auto-text-indent="false" style:writing-mode="lr-tb">
        <style:tab-stops>
          <style:tab-stop style:position="2.648cm"/>
          <style:tab-stop style:position="3.971cm"/>
          <style:tab-stop style:position="7.057cm"/>
          <style:tab-stop style:position="26.462cm"/>
        </style:tab-stops>
      </style:paragraph-properties>
      <style:text-properties fo:color="#000000" style:font-name="Times New Roman" fo:font-family="'Times New Roman'" style:font-family-generic="roman" style:font-pitch="variable" fo:font-size="10pt" fo:font-style="italic" style:font-name-asian="Tahoma1" style:font-family-asian="Tahoma" style:font-family-generic-asian="system" style:font-pitch-asian="variable" style:font-size-asian="10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WW-Retrait_20_normal" style:display-name="WW-Retrait normal" style:family="paragraph" style:default-outline-level="">
      <style:paragraph-properties fo:margin-left="4.411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4.997cm"/>
        </style:tab-stops>
      </style:paragraph-properties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Liste_20_continue_20_5" style:display-name="WW-Liste continue 5" style:family="paragraph" style:default-outline-level="">
      <style:paragraph-properties fo:margin-left="8.961cm" fo:margin-right="0cm" fo:margin-top="0cm" fo:margin-bottom="0cm" loext:contextual-spacing="false" fo:text-align="start" style:justify-single-word="false" fo:orphans="2" fo:widows="2" fo:text-indent="0.004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Liste_20_continue" style:display-name="WW-Liste continue" style:family="paragraph" style:default-outline-level="">
      <style:paragraph-properties fo:margin-left="4.48cm" fo:margin-right="0cm" fo:margin-top="0cm" fo:margin-bottom="0.374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Liste_20_continue_20_4" style:display-name="WW-Liste continue 4" style:family="paragraph" style:default-outline-level="">
      <style:paragraph-properties fo:margin-left="7.84cm" fo:margin-right="0cm" fo:margin-top="0cm" fo:margin-bottom="0cm" loext:contextual-spacing="false" fo:text-align="start" style:justify-single-word="false" fo:orphans="2" fo:widows="2" fo:text-indent="0.004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Liste_20_continue_20_3" style:display-name="WW-Liste continue 3" style:family="paragraph" style:default-outline-level="">
      <style:paragraph-properties fo:margin-left="6.72cm" fo:margin-right="0cm" fo:margin-top="0cm" fo:margin-bottom="0cm" loext:contextual-spacing="false" fo:text-align="start" style:justify-single-word="false" fo:orphans="2" fo:widows="2" fo:text-indent="0.004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Liste_20_continue_20_2" style:display-name="WW-Liste continue 2" style:family="paragraph" style:default-outline-level="">
      <style:paragraph-properties fo:margin-left="5.6cm" fo:margin-right="0cm" fo:margin-top="0cm" fo:margin-bottom="0cm" loext:contextual-spacing="false" fo:text-align="start" style:justify-single-word="false" fo:orphans="2" fo:widows="2" fo:text-indent="0.004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Liste_20_à_20_numéros_20_2" style:display-name="WW-Liste à numéros 2" style:family="paragraph" style:default-outline-level="">
      <style:paragraph-properties fo:margin-left="5.6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Liste_20_à_20_numéros" style:display-name="WW-Liste à numéros" style:family="paragraph" style:default-outline-level="">
      <style:paragraph-properties fo:margin-left="4.48cm" fo:margin-right="0cm" fo:margin-top="0cm" fo:margin-bottom="0.374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Commentaire" style:family="paragraph" style:default-outline-level="">
      <style:paragraph-properties fo:margin-left="0.582cm" fo:margin-right="0cm" fo:margin-top="0cm" fo:margin-bottom="0.374cm" loext:contextual-spacing="false" style:line-height-at-least="0.684cm" fo:text-align="start" style:justify-single-word="false" fo:orphans="2" fo:widows="2" fo:text-indent="0cm" style:auto-text-indent="false" style:writing-mode="lr-tb">
        <style:tab-stops>
          <style:tab-stop style:position="1.164cm"/>
        </style:tab-stops>
      </style:paragraph-properties>
      <style:text-properties fo:color="#000000" style:font-name="Times New Roman" fo:font-family="'Times New Roman'" style:font-family-generic="roman" style:font-pitch="variable" fo:font-size="9pt" style:font-name-asian="Tahoma1" style:font-family-asian="Tahoma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Note_20_de_20_bas_20_de_20_p._20__28_base_29_" style:display-name="Note de bas de p. (base)" style:family="paragraph" style:default-outline-level="">
      <style:paragraph-properties fo:margin-left="0.582cm" fo:margin-right="0cm" fo:margin-top="0cm" fo:margin-bottom="0.374cm" loext:contextual-spacing="false" style:line-height-at-least="0.684cm" fo:text-align="start" style:justify-single-word="false" fo:orphans="2" fo:widows="2" fo:text-indent="0cm" style:auto-text-indent="false" style:writing-mode="lr-tb">
        <style:tab-stops>
          <style:tab-stop style:position="1.164cm"/>
        </style:tab-stops>
      </style:paragraph-properties>
      <style:text-properties fo:color="#000000" style:font-name="Times New Roman" fo:font-family="'Times New Roman'" style:font-family-generic="roman" style:font-pitch="variable" fo:font-size="9pt" style:font-name-asian="Tahoma1" style:font-family-asian="Tahoma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WW-Liste_20_2" style:display-name="WW-Liste 2" style:family="paragraph" style:default-outline-level="">
      <style:paragraph-properties fo:margin-left="5.6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0.081cm"/>
          <style:tab-stop style:position="11.201cm"/>
        </style:tab-stops>
      </style:paragraph-properties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Liste_20_3" style:display-name="WW-Liste 3" style:family="paragraph" style:default-outline-level="">
      <style:paragraph-properties fo:margin-left="6.72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1.201cm"/>
          <style:tab-stop style:position="13.441cm"/>
        </style:tab-stops>
      </style:paragraph-properties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Liste_20_4" style:display-name="WW-Liste 4" style:family="paragraph" style:default-outline-level="">
      <style:paragraph-properties fo:margin-left="7.84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2.321cm"/>
          <style:tab-stop style:position="15.681cm"/>
        </style:tab-stops>
      </style:paragraph-properties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Liste_20_5" style:display-name="WW-Liste 5" style:family="paragraph" style:default-outline-level="">
      <style:paragraph-properties fo:margin-left="8.961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3.441cm"/>
          <style:tab-stop style:position="17.921cm"/>
        </style:tab-stops>
      </style:paragraph-properties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Liste_20_à_20_puces_20_2" style:display-name="WW-Liste à puces 2" style:family="paragraph" style:default-outline-level="">
      <style:paragraph-properties fo:margin-left="5.592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Liste_20_à_20_puces" style:display-name="WW-Liste à puces" style:family="paragraph" style:default-outline-level="">
      <style:paragraph-properties fo:margin-left="0cm" fo:margin-right="0cm" fo:margin-top="0cm" fo:margin-bottom="0.374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Liste_20_à_20_puces_20_3" style:display-name="WW-Liste à puces 3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Liste_20_à_20_puces_20_4" style:display-name="WW-Liste à puces 4" style:family="paragraph" style:default-outline-level="">
      <style:paragraph-properties fo:margin-left="7.84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Liste_20_à_20_puces_20_5" style:display-name="WW-Liste à puces 5" style:family="paragraph" style:default-outline-level="">
      <style:paragraph-properties fo:margin-left="8.961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Liste_20_à_20_numéros_20_3" style:display-name="WW-Liste à numéros 3" style:family="paragraph" style:default-outline-level="">
      <style:paragraph-properties fo:margin-left="6.72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Liste_20_à_20_numéros_20_4" style:display-name="WW-Liste à numéros 4" style:family="paragraph" style:default-outline-level="">
      <style:paragraph-properties fo:margin-left="7.84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Liste_20_à_20_numéros_20_5" style:display-name="WW-Liste à numéros 5" style:family="paragraph" style:default-outline-level="">
      <style:paragraph-properties fo:margin-left="8.961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Sous-titre_20_chapitre" style:display-name="Sous-titre chapitre" style:family="paragraph" style:default-outline-level="">
      <style:paragraph-properties fo:margin-left="0cm" fo:margin-right="0cm" fo:margin-top="0cm" fo:margin-bottom="1.494cm" loext:contextual-spacing="false" style:line-height-at-least="0.547cm" fo:text-align="center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2pt" fo:font-style="italic" fo:font-weight="bold" style:letter-kerning="true" style:font-name-asian="Tahoma1" style:font-family-asian="Tahoma" style:font-family-generic-asian="system" style:font-pitch-asian="variable" style:font-size-asian="12pt" style:font-style-asian="italic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itre_20_chapitre" style:display-name="Titre chapitre" style:family="paragraph" style:default-outline-level="">
      <style:paragraph-properties fo:margin-left="0cm" fo:margin-right="0cm" fo:margin-top="1.194cm" fo:margin-bottom="1.046cm" loext:contextual-spacing="false" style:line-height-at-least="1.494cm" fo:text-align="center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8pt" fo:font-weight="bold" style:letter-kerning="true" style:font-name-asian="Tahoma1" style:font-family-asian="Tahoma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Intitulé_20_chapitre" style:display-name="Intitulé chapitre" style:family="paragraph" style:default-outline-level="">
      <style:paragraph-properties fo:margin-left="0cm" fo:margin-right="0cm" fo:margin-top="1.194cm" fo:margin-bottom="0.298cm" loext:contextual-spacing="false" style:line-height-at-least="1.494cm" fo:text-align="center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4pt" fo:font-weight="bold" style:letter-kerning="true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Liste_20__28_esp._20_après_29_" style:display-name="Liste (esp. après)" style:family="paragraph" style:default-outline-level="">
      <style:paragraph-properties fo:margin-left="4.48cm" fo:margin-right="0cm" fo:margin-top="0cm" fo:margin-bottom="0.746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e_20__28_esp._20_avant_29_" style:display-name="Liste (esp. avant)" style:family="paragraph" style:default-outline-level="">
      <style:paragraph-properties fo:margin-left="4.48cm" fo:margin-right="0cm" fo:margin-top="0.187cm" fo:margin-bottom="0.187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e_20_puces_20__28_esp._20_après_29_" style:display-name="Liste puces (esp. après)" style:family="paragraph" style:default-outline-level="">
      <style:paragraph-properties fo:margin-left="0cm" fo:margin-right="0cm" fo:margin-top="0cm" fo:margin-bottom="0.746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e_20_puces_20__28_esp._20_avant_29_" style:display-name="Liste puces (esp. avant)" style:family="paragraph" style:default-outline-level="">
      <style:paragraph-properties fo:margin-left="0cm" fo:margin-right="0cm" fo:margin-top="0.187cm" fo:margin-bottom="0.374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En-tête_20_page_20_impaire" style:display-name="En-tête page impaire" style:family="paragraph" style:default-outline-level="">
      <style:paragraph-properties fo:margin-left="0cm" fo:margin-right="0cm" fo:margin-top="0cm" fo:margin-bottom="0cm" loext:contextual-spacing="false" fo:text-align="end" style:justify-single-word="false" fo:orphans="2" fo:widows="2" fo:text-indent="1.288cm" style:auto-text-indent="false" style:writing-mode="lr-tb">
        <style:tab-stops>
          <style:tab-stop style:position="0cm"/>
          <style:tab-stop style:position="13.441cm"/>
          <style:tab-stop style:position="15.681cm"/>
          <style:tab-stop style:position="26.882cm"/>
          <style:tab-stop style:position="29.122cm"/>
        </style:tab-stops>
      </style:paragraph-properties>
      <style:text-properties fo:color="#000000" style:font-name="Times New Roman" fo:font-family="'Times New Roman'" style:font-family-generic="roman" style:font-pitch="variable" fo:font-size="9pt" fo:letter-spacing="0.035cm" fo:font-weight="bold" style:font-name-asian="Tahoma1" style:font-family-asian="Tahoma" style:font-family-generic-asian="system" style:font-pitch-asian="variable" style:font-size-asian="9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-tête_20__28_base_29_" style:display-name="En-tête (base)" style:family="paragraph" style:default-outline-level="">
      <style:paragraph-properties fo:margin-left="2.24cm" fo:margin-right="0cm" fo:margin-top="0cm" fo:margin-bottom="0.374cm" loext:contextual-spacing="false" fo:text-align="start" style:justify-single-word="false" fo:orphans="2" fo:widows="2" fo:text-indent="1.288cm" style:auto-text-indent="false" style:writing-mode="lr-tb">
        <style:tab-stops>
          <style:tab-stop style:position="17.074cm"/>
          <style:tab-stop style:position="30.515cm"/>
        </style:tab-stops>
      </style:paragraph-properties>
      <style:text-properties fo:color="#000000" style:font-name="Times New Roman" fo:font-family="'Times New Roman'" style:font-family-generic="roman" style:font-pitch="variable" fo:font-size="9pt" fo:letter-spacing="0.035cm" fo:font-weight="bold" style:font-name-asian="Tahoma1" style:font-family-asian="Tahoma" style:font-family-generic-asian="system" style:font-pitch-asian="variable" style:font-size-asian="9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-tête_20_page_20_paire" style:display-name="En-tête page pair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1.288cm" style:auto-text-indent="false" style:writing-mode="lr-tb">
        <style:tab-stops>
          <style:tab-stop style:position="14.834cm"/>
          <style:tab-stop style:position="28.275cm"/>
        </style:tab-stops>
      </style:paragraph-properties>
      <style:text-properties fo:color="#000000" style:font-name="Times New Roman" fo:font-family="'Times New Roman'" style:font-family-generic="roman" style:font-pitch="variable" fo:font-size="9pt" fo:letter-spacing="0.035cm" fo:font-weight="bold" style:font-name-asian="Tahoma1" style:font-family-asian="Tahoma" style:font-family-generic-asian="system" style:font-pitch-asian="variable" style:font-size-asian="9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-tête_20_de_20_prem._20_page" style:display-name="En-tête de prem. page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1.288cm" style:auto-text-indent="false" style:writing-mode="lr-tb">
        <style:tab-stops>
          <style:tab-stop style:position="13.441cm"/>
          <style:tab-stop style:position="15.681cm"/>
          <style:tab-stop style:position="29.122cm"/>
        </style:tab-stops>
      </style:paragraph-properties>
      <style:text-properties fo:color="#000000" style:font-name="Times New Roman" fo:font-family="'Times New Roman'" style:font-family-generic="roman" style:font-pitch="variable" fo:font-size="9pt" fo:letter-spacing="0.035cm" fo:font-weight="bold" style:font-name-asian="Tahoma1" style:font-family-asian="Tahoma" style:font-family-generic-asian="system" style:font-pitch-asian="variable" style:font-size-asian="9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Pied_20_de_20_page_20_impaire" style:display-name="Pied de page impaire" style:family="paragraph" style:default-outline-level="">
      <style:paragraph-properties fo:margin-left="2.24cm" fo:margin-right="0cm" fo:margin-top="0cm" fo:margin-bottom="0.374cm" loext:contextual-spacing="false" fo:text-align="end" style:justify-single-word="false" fo:orphans="2" fo:widows="2" fo:text-indent="1.288cm" style:auto-text-indent="false" style:writing-mode="lr-tb">
        <style:tab-stops>
          <style:tab-stop style:position="4.48cm"/>
          <style:tab-stop style:position="17.921cm"/>
          <style:tab-stop style:position="19.041cm"/>
          <style:tab-stop style:position="31.362cm"/>
        </style:tab-stops>
      </style:paragraph-properties>
      <style:text-properties fo:color="#000000" style:font-name="Times New Roman" fo:font-family="'Times New Roman'" style:font-family-generic="roman" style:font-pitch="variable" fo:font-size="9pt" fo:letter-spacing="0.035cm" fo:font-weight="bold" style:font-name-asian="Tahoma1" style:font-family-asian="Tahoma" style:font-family-generic-asian="system" style:font-pitch-asian="variable" style:font-size-asian="9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Pied_20_de_20_page_20_paire" style:display-name="Pied de page paire" style:family="paragraph" style:default-outline-level="">
      <style:paragraph-properties fo:margin-left="2.24cm" fo:margin-right="0cm" fo:margin-top="0cm" fo:margin-bottom="0.374cm" loext:contextual-spacing="false" fo:text-align="start" style:justify-single-word="false" fo:orphans="2" fo:widows="2" fo:text-indent="1.288cm" style:auto-text-indent="false" style:writing-mode="lr-tb">
        <style:tab-stops>
          <style:tab-stop style:position="17.921cm"/>
          <style:tab-stop style:position="19.041cm"/>
          <style:tab-stop style:position="31.362cm"/>
        </style:tab-stops>
      </style:paragraph-properties>
      <style:text-properties fo:color="#000000" style:font-name="Times New Roman" fo:font-family="'Times New Roman'" style:font-family-generic="roman" style:font-pitch="variable" fo:font-size="9pt" fo:letter-spacing="0.035cm" fo:font-weight="bold" style:font-name-asian="Tahoma1" style:font-family-asian="Tahoma" style:font-family-generic-asian="system" style:font-pitch-asian="variable" style:font-size-asian="9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Pied_20_de_20_prem._20_page" style:display-name="Pied de prem. page" style:family="paragraph" style:default-outline-level="">
      <style:paragraph-properties fo:margin-left="2.24cm" fo:margin-right="0cm" fo:margin-top="0cm" fo:margin-bottom="0.374cm" loext:contextual-spacing="false" fo:text-align="center" style:justify-single-word="false" fo:orphans="2" fo:widows="2" fo:text-indent="1.288cm" style:auto-text-indent="false" style:writing-mode="lr-tb">
        <style:tab-stops>
          <style:tab-stop style:position="17.921cm"/>
          <style:tab-stop style:position="19.041cm"/>
          <style:tab-stop style:position="31.362cm"/>
        </style:tab-stops>
      </style:paragraph-properties>
      <style:text-properties fo:color="#000000" style:font-name="Times New Roman" fo:font-family="'Times New Roman'" style:font-family-generic="roman" style:font-pitch="variable" fo:font-size="9pt" fo:letter-spacing="0.035cm" fo:font-weight="bold" style:font-name-asian="Tahoma1" style:font-family-asian="Tahoma" style:font-family-generic-asian="system" style:font-pitch-asian="variable" style:font-size-asian="9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itation_20__28_esp._20_après_29_" style:display-name="Citation (esp. après)" style:family="paragraph" style:default-outline-level="">
      <style:paragraph-properties fo:margin-left="3.36cm" fo:margin-right="2.24cm" fo:margin-top="0cm" fo:margin-bottom="0.746cm" loext:contextual-spacing="false" fo:text-align="start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0pt" fo:font-style="italic" style:font-name-asian="Tahoma1" style:font-family-asian="Tahoma" style:font-family-generic-asian="system" style:font-pitch-asian="variable" style:font-size-asian="10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Quotations" style:family="paragraph" style:default-outline-level="" style:class="html">
      <style:paragraph-properties fo:margin-left="3.36cm" fo:margin-right="2.24cm" fo:margin-top="0cm" fo:margin-bottom="0cm" loext:contextual-spacing="false" fo:text-align="start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0pt" fo:font-style="italic" style:font-name-asian="Tahoma1" style:font-family-asian="Tahoma" style:font-family-generic-asian="system" style:font-pitch-asian="variable" style:font-size-asian="10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Citation_20__28_esp._20_avant_29_" style:display-name="Citation (esp. avant)" style:family="paragraph" style:default-outline-level="">
      <style:paragraph-properties fo:margin-left="3.36cm" fo:margin-right="2.24cm" fo:margin-top="0.187cm" fo:margin-bottom="0.374cm" loext:contextual-spacing="false" fo:text-align="start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0pt" fo:font-style="italic" style:font-name-asian="Tahoma1" style:font-family-asian="Tahoma" style:font-family-generic-asian="system" style:font-pitch-asian="variable" style:font-size-asian="10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Sous-titre_20_partie" style:display-name="Sous-titre partie" style:family="paragraph" style:default-outline-level="">
      <style:paragraph-properties fo:margin-left="0cm" fo:margin-right="0cm" fo:margin-top="0cm" fo:margin-bottom="0.672cm" loext:contextual-spacing="false" style:line-height-at-least="0.547cm" fo:text-align="start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2pt" fo:font-style="italic" fo:font-weight="bold" style:letter-kerning="true" style:font-name-asian="Tahoma1" style:font-family-asian="Tahoma" style:font-family-generic-asian="system" style:font-pitch-asian="variable" style:font-size-asian="12pt" style:font-style-asian="italic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itre_20_partie" style:display-name="Titre partie" style:family="paragraph" style:default-outline-level="">
      <style:paragraph-properties fo:margin-left="0cm" fo:margin-right="0cm" fo:margin-top="1.194cm" fo:margin-bottom="0.97cm" loext:contextual-spacing="false" style:line-height-at-least="1.494cm" fo:text-align="center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22pt" fo:font-weight="bold" style:letter-kerning="true" style:font-name-asian="Tahoma1" style:font-family-asian="Tahoma" style:font-family-generic-asian="system" style:font-pitch-asian="variable" style:font-size-asian="2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Intitulé_20_partie" style:display-name="Intitulé partie" style:family="paragraph" style:default-outline-level="">
      <style:paragraph-properties fo:margin-left="0cm" fo:margin-right="0cm" fo:margin-top="1.494cm" fo:margin-bottom="0cm" loext:contextual-spacing="false" style:line-height-at-least="0.547cm" fo:text-align="center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4pt" fo:font-weight="bold" style:letter-kerning="true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Intitulé_20_section" style:display-name="Intitulé section" style:family="paragraph" style:default-outline-level="">
      <style:paragraph-properties fo:margin-left="0cm" fo:margin-right="0cm" fo:margin-top="1.12cm" fo:margin-bottom="0.746cm" loext:contextual-spacing="false" style:line-height-at-least="0.547cm" fo:text-align="start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4pt" fo:font-weight="bold" style:letter-kerning="true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bjet" style:family="paragraph" style:default-outline-level="">
      <style:paragraph-properties fo:margin-left="2.24cm" fo:margin-right="0cm" fo:margin-top="0.374cm" fo:margin-bottom="0.374cm" loext:contextual-spacing="false" fo:text-align="start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0pt" fo:font-style="italic" fo:font-weight="bold" style:font-name-asian="Tahoma1" style:font-family-asian="Tahoma" style:font-family-generic-asian="system" style:font-pitch-asian="variable" style:font-size-asian="10pt" style:font-style-asian="italic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Liste_20_num._20__28_esp._20_avant_29_" style:display-name="Liste num. (esp. avant)" style:family="paragraph" style:default-outline-level="">
      <style:paragraph-properties fo:margin-left="4.48cm" fo:margin-right="0cm" fo:margin-top="0.187cm" fo:margin-bottom="0.374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Liste_20_num._20__28_esp._20_après_29_" style:display-name="Liste num. (esp. après)" style:family="paragraph" style:default-outline-level="">
      <style:paragraph-properties fo:margin-left="4.48cm" fo:margin-right="0cm" fo:margin-top="0cm" fo:margin-bottom="0.746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A_20_l_27_attention" style:display-name="A l'attention" style:family="paragraph" style:default-outline-level="">
      <style:paragraph-properties fo:margin-left="0cm" fo:margin-right="0cm" fo:margin-top="0.374cm" fo:margin-bottom="0.187cm" loext:contextual-spacing="false" fo:text-align="start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0pt" fo:font-style="italic" style:font-name-asian="Tahoma1" style:font-family-asian="Tahoma" style:font-family-generic-asian="system" style:font-pitch-asian="variable" style:font-size-asian="10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WW-Titre_20_TR" style:display-name="WW-Titre TR" style:family="paragraph" style:default-outline-level="">
      <style:paragraph-properties fo:margin-left="0cm" fo:margin-right="0cm" fo:margin-top="0.746cm" fo:margin-bottom="0.374cm" loext:contextual-spacing="false" style:line-height-at-least="1.12cm" fo:text-align="start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4pt" fo:font-weight="bold" style:letter-kerning="true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itre_20_section" style:display-name="Titre section" style:family="paragraph" style:default-outline-level="">
      <style:paragraph-properties fo:margin-left="0cm" fo:margin-right="0cm" fo:margin-top="0.746cm" fo:margin-bottom="0.374cm" loext:contextual-spacing="false" style:line-height-at-least="1.12cm" fo:text-align="start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4pt" fo:font-weight="bold" style:letter-kerning="true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WW-Table_20_des_20_illustrations" style:display-name="WW-Table des illustrations" style:family="paragraph" style:default-outline-level="">
      <style:paragraph-properties fo:margin-left="2.24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29.122cm"/>
        </style:tab-stops>
      </style:paragraph-properties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TM_20__28_base_29_" style:display-name="TM (base)" style:family="paragraph" style:default-outline-level="">
      <style:paragraph-properties fo:margin-left="0cm" fo:margin-right="4.48cm" fo:margin-top="0.187cm" fo:margin-bottom="0.187cm" loext:contextual-spacing="false" fo:text-align="start" style:justify-single-word="false" fo:orphans="2" fo:widows="2" fo:text-indent="1.288cm" style:auto-text-indent="false" style:writing-mode="lr-tb">
        <style:tab-stops>
          <style:tab-stop style:position="26.882cm"/>
        </style:tab-stops>
      </style:paragraph-properties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Table_20_des_20_références_20_juridiques" style:display-name="WW-Table des références juridiques" style:family="paragraph" style:default-outline-level="">
      <style:paragraph-properties fo:margin-left="1.12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28.002cm"/>
        </style:tab-stops>
      </style:paragraph-properties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Sous-titre_20_couverture" style:display-name="Sous-titre couverture" style:family="paragraph" style:default-outline-level="">
      <style:paragraph-properties fo:margin-left="0cm" fo:margin-right="0cm" fo:margin-top="0.074cm" fo:margin-bottom="1.792cm" loext:contextual-spacing="false" style:line-height-at-least="1.494cm" fo:text-align="center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8pt" fo:font-style="italic" fo:font-weight="bold" style:letter-kerning="true" style:font-name-asian="Tahoma1" style:font-family-asian="Tahoma" style:font-family-generic-asian="system" style:font-pitch-asian="variable" style:font-size-asian="18pt" style:font-style-asian="italic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Titre_20_couverture" style:display-name="Titre couverture" style:family="paragraph" style:default-outline-level="">
      <style:paragraph-properties fo:margin-left="0cm" fo:margin-right="0cm" fo:margin-top="1.145cm" fo:margin-bottom="1.095cm" loext:contextual-spacing="false" style:line-height-at-least="1.743cm" fo:text-align="center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28pt" fo:font-weight="bold" style:letter-kerning="true" style:font-name-asian="Tahoma1" style:font-family-asian="Tahoma" style:font-family-generic-asian="system" style:font-pitch-asian="variable" style:font-size-asian="2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WW-Texte_20_de_20_macro" style:display-name="WW-Texte de macro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Index_20_9" style:display-name="WW-Index 9" style:family="paragraph" style:default-outline-level="">
      <style:paragraph-properties fo:margin-left="11.201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Index_20__28_base_29_" style:display-name="Index (base)" style:family="paragraph" style:default-outline-level="">
      <style:paragraph-properties fo:margin-left="2.24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Index_20_8" style:display-name="WW-Index 8" style:family="paragraph" style:default-outline-level="">
      <style:paragraph-properties fo:margin-left="10.081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Index_20_7" style:display-name="WW-Index 7" style:family="paragraph" style:default-outline-level="">
      <style:paragraph-properties fo:margin-left="8.961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Index_20_6" style:display-name="WW-Index 6" style:family="paragraph" style:default-outline-level="">
      <style:paragraph-properties fo:margin-left="7.84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Index_20_5" style:display-name="WW-Index 5" style:family="paragraph" style:default-outline-level="">
      <style:paragraph-properties fo:margin-left="6.72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Index_20_4" style:display-name="WW-Index 4" style:family="paragraph" style:default-outline-level="">
      <style:paragraph-properties fo:margin-left="5.6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Intitulé_20_document" style:display-name="Intitulé document" style:family="paragraph" style:default-outline-level="">
      <style:paragraph-properties fo:margin-left="0cm" fo:margin-right="0cm" fo:margin-top="0.374cm" fo:margin-bottom="1.494cm" loext:contextual-spacing="false" style:line-height-at-least="0.547cm" fo:text-align="center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6pt" fo:letter-spacing="0.318cm" fo:font-weight="bold" style:letter-kerning="true" style:font-name-asian="Tahoma1" style:font-family-asian="Tahoma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WW-Date" style:family="paragraph" style:default-outline-level="">
      <style:paragraph-properties fo:margin-left="2.24cm" fo:margin-right="0cm" fo:margin-top="1.494cm" fo:margin-bottom="0cm" loext:contextual-spacing="false" fo:text-align="start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Image" style:family="paragraph" style:default-outline-level="">
      <style:paragraph-properties fo:margin-left="0cm" fo:margin-right="0cm" fo:margin-top="0.374cm" fo:margin-bottom="0.374cm" loext:contextual-spacing="false" fo:text-align="center" style:justify-single-word="false" fo:orphans="2" fo:widows="2" fo:text-indent="0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Corps_20_de_20_texte_20_solidaire" style:display-name="Corps de texte solidaire" style:family="paragraph" style:default-outline-level="">
      <style:paragraph-properties fo:margin-left="2.24cm" fo:margin-right="0cm" fo:margin-top="0cm" fo:margin-bottom="0.374cm" loext:contextual-spacing="false" fo:text-align="start" style:justify-single-word="false" fo:orphans="2" fo:widows="2" fo:text-indent="1.288cm" style:auto-text-indent="false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-En-tête_20_de_20_message" style:display-name="WW-En-tête de message" style:family="paragraph" style:default-outline-level="">
      <style:paragraph-properties fo:margin-left="3.36cm" fo:margin-right="6.72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4.561cm"/>
          <style:tab-stop style:position="17.921cm"/>
        </style:tab-stops>
      </style:paragraph-properties>
      <style:text-properties fo:color="#000000" style:font-name="Times New Roman" fo:font-family="'Times New Roman'" style:font-family-generic="roman" style:font-pitch="variable" fo:font-size="11pt" style:font-name-asian="Tahoma1" style:font-family-asian="Tahoma" style:font-family-generic-asian="system" style:font-pitch-asian="variable" style:font-size-asian="11pt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53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7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7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7:30:34.756051412</meta:creation-date>
    <dc:date>2017-11-07T08:35:53.911603184</dc:date>
    <meta:editing-duration>PT2H6M3S</meta:editing-duration>
    <meta:editing-cycles>33</meta:editing-cycles>
    <meta:generator>LibreOffice/5.1.6.2$Linux_X86_64 LibreOffice_project/10m0$Build-2</meta:generator>
    <meta:document-statistic meta:table-count="4" meta:image-count="0" meta:object-count="0" meta:page-count="4" meta:paragraph-count="179" meta:word-count="701" meta:character-count="3735" meta:non-whitespace-character-count="3162"/>
  </office:meta>
</office:document-meta>
</file>